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ac17" officeooo:paragraph-rsid="000fac1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fac17" officeooo:paragraph-rsid="000fac17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fac17" officeooo:paragraph-rsid="000fac17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0fac17" officeooo:paragraph-rsid="000fac17" style:font-weight-asian="normal" style:font-weight-complex="normal"/>
    </style:style>
    <style:style style:name="P5" style:family="paragraph" style:parent-style-name="Standard" style:list-style-name="L3">
      <style:text-properties style:text-underline-style="none" fo:font-weight="normal" officeooo:rsid="001090fe" officeooo:paragraph-rsid="001090fe" style:font-weight-asian="normal" style:font-weight-complex="normal"/>
    </style:style>
    <style:style style:name="P6" style:family="paragraph" style:parent-style-name="Standard" style:list-style-name="L4">
      <style:text-properties style:text-underline-style="none" fo:font-weight="normal" officeooo:rsid="0011575c" officeooo:paragraph-rsid="0011575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ymosin</text:p>
      <text:p text:style-name="P2">Using the following information on the “Save the Rennets” website, answer the following questions</text:p>
      <text:list xml:id="list3271121073" text:style-name="L1">
        <text:list-item>
          <text:p text:style-name="P3">Which animal is used in the production of the enzyme chymosin?</text:p>
        </text:list-item>
      </text:list>
      <text:list text:style-name="L2">
        <text:list-item>
          <text:p text:style-name="P4">Rennets</text:p>
        </text:list-item>
      </text:list>
      <text:list xml:id="list113851875289715" text:continue-list="list3271121073" text:style-name="L1">
        <text:list-item>
          <text:p text:style-name="P3">Which food is made using rennet?</text:p>
        </text:list-item>
      </text:list>
      <text:list text:style-name="L3">
        <text:list-item>
          <text:p text:style-name="P5">Cheese</text:p>
        </text:list-item>
      </text:list>
      <text:list text:continue-list="list113851875289715" text:style-name="L1">
        <text:list-item>
          <text:p text:style-name="P3">What role does rennet play in making the food in question 2?</text:p>
        </text:list-item>
      </text:list>
      <text:list text:style-name="L4">
        <text:list-item>
          <text:p text:style-name="P6">Rennets are high in the enzyme Chymos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1:22:30.406311276</meta:creation-date>
    <dc:date>2025-09-10T11:38:50.034373434</dc:date>
    <meta:editing-duration>PT16M19S</meta:editing-duration>
    <meta:editing-cycles>4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8" meta:word-count="59" meta:character-count="320" meta:non-whitespace-character-count="275"/>
  </office:meta>
</office:document-meta>
</file>